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7.87mm" fo:break-before="auto" style:use-optimal-row-height="false"/>
    </style:style>
    <style:style style:name="ro4" style:family="table-row">
      <style:table-row-properties style:row-height="7.6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7mm" fo:break-before="auto" style:use-optimal-row-height="false"/>
    </style:style>
    <style:style style:name="ro8" style:family="table-row">
      <style:table-row-properties style:row-height="14.22mm" fo:break-before="auto" style:use-optimal-row-height="false"/>
    </style:style>
    <style:style style:name="ro9" style:family="table-row">
      <style:table-row-properties style:row-height="7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8.13mm" fo:break-before="auto" style:use-optimal-row-height="false"/>
    </style:style>
    <style:style style:name="ro12" style:family="table-row">
      <style:table-row-properties style:row-height="7.53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0.71mm" style:rotation-align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4" office:value-type="string" calcext:value-type="string">
            <text:p><text:s text:c="10"/>單位：平方公里；個；戶；人；%</text:p>
          </table:table-cell>
          <table:table-cell table:style-name="ce59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61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table:formula="of:=[.H5]+[.I5]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8" table:formula="of:=ROUND([.H5]/[.I5]*100;0)" office:value-type="float" office:value="105" calcext:value-type="float">
            <text:p><text:s text:c="3"/>105</text:p>
          </table:table-cell>
          <table:table-cell table:style-name="ce48" table:formula="of:=ROUND([.G5]/[.B5];0)" office:value-type="float" office:value="606" calcext:value-type="float">
            <text:p><text:s text:c="3"/>606</text:p>
          </table:table-cell>
          <table:table-cell table:style-name="ce62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table:formula="of:=[.H6]+[.I6]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48" table:formula="of:=ROUND([.H6]/[.I6]*100;0)" office:value-type="float" office:value="105" calcext:value-type="float">
            <text:p><text:s text:c="3"/>105</text:p>
          </table:table-cell>
          <table:table-cell table:style-name="ce48" table:formula="of:=ROUND([.G6]/[.B6];0)" office:value-type="float" office:value="610" calcext:value-type="float">
            <text:p><text:s text:c="3"/>610</text:p>
          </table:table-cell>
          <table:table-cell table:style-name="ce62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table:formula="of:=[.H7]+[.I7]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48" table:formula="of:=ROUND([.H7]/[.I7]*100;0)" office:value-type="float" office:value="105" calcext:value-type="float">
            <text:p><text:s text:c="3"/>105</text:p>
          </table:table-cell>
          <table:table-cell table:style-name="ce48" table:formula="of:=ROUND([.G7]/[.B7];0)" office:value-type="float" office:value="616" calcext:value-type="float">
            <text:p><text:s text:c="3"/>616</text:p>
          </table:table-cell>
          <table:table-cell table:style-name="ce62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table:formula="of:=[.H8]+[.I8]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8" table:formula="of:=ROUND([.H8]/[.I8]*100;0)" office:value-type="float" office:value="104" calcext:value-type="float">
            <text:p><text:s text:c="3"/>104</text:p>
          </table:table-cell>
          <table:table-cell table:style-name="ce48" table:formula="of:=ROUND([.G8]/[.B8];0)" office:value-type="float" office:value="619" calcext:value-type="float">
            <text:p><text:s text:c="3"/>619</text:p>
          </table:table-cell>
          <table:table-cell table:style-name="ce62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table:formula="of:=[.H9]+[.I9]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8" table:formula="of:=ROUND([.H9]/[.I9]*100;0)" office:value-type="float" office:value="104" calcext:value-type="float">
            <text:p><text:s text:c="3"/>104</text:p>
          </table:table-cell>
          <table:table-cell table:style-name="ce48" table:formula="of:=ROUND([.G9]/[.B9];0)" office:value-type="float" office:value="622" calcext:value-type="float">
            <text:p><text:s text:c="3"/>622</text:p>
          </table:table-cell>
          <table:table-cell table:style-name="ce62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table:formula="of:=[.H10]+[.I10]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49" table:formula="of:=ROUND([.H10]/[.I10]*100;0)" office:value-type="float" office:value="104" calcext:value-type="float">
            <text:p><text:s text:c="3"/>104</text:p>
          </table:table-cell>
          <table:table-cell table:style-name="ce49" table:formula="of:=ROUND([.G10]/[.B10];0)" office:value-type="float" office:value="625" calcext:value-type="float">
            <text:p><text:s text:c="3"/>625</text:p>
          </table:table-cell>
          <table:table-cell table:style-name="ce63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table:formula="of:=[.H11]+[.I11]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0" table:formula="of:=ROUND([.H11]/[.I11]*100;0)" office:value-type="float" office:value="104" calcext:value-type="float">
            <text:p><text:s text:c="3"/>104</text:p>
          </table:table-cell>
          <table:table-cell table:style-name="ce50" table:formula="of:=ROUND([.G11]/[.B11];0)" office:value-type="float" office:value="627" calcext:value-type="float">
            <text:p><text:s text:c="3"/>627</text:p>
          </table:table-cell>
          <table:table-cell table:style-name="ce64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table:formula="of:=[.H12]+[.I12]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0" table:formula="of:=ROUND([.H12]/[.I12]*100;0)" office:value-type="float" office:value="103" calcext:value-type="float">
            <text:p><text:s text:c="3"/>103</text:p>
          </table:table-cell>
          <table:table-cell table:style-name="ce50" table:formula="of:=ROUND([.G12]/[.B12];0)" office:value-type="float" office:value="629" calcext:value-type="float">
            <text:p><text:s text:c="3"/>629</text:p>
          </table:table-cell>
          <table:table-cell table:style-name="ce64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table:formula="of:=[.H13]+[.I13]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1" table:formula="of:=ROUND([.H13]/[.I13]*100;0)" office:value-type="float" office:value="103" calcext:value-type="float">
            <text:p><text:s text:c="3"/>103</text:p>
          </table:table-cell>
          <table:table-cell table:style-name="ce51" table:formula="of:=ROUND([.G13]/[.B13];0)" office:value-type="float" office:value="632" calcext:value-type="float">
            <text:p><text:s text:c="3"/>632</text:p>
          </table:table-cell>
          <table:table-cell table:style-name="ce63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table:formula="of:=[.H14]+[.I14]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1" table:formula="of:=ROUND([.H14]/[.I14]*100;0)" office:value-type="float" office:value="102" calcext:value-type="float">
            <text:p><text:s text:c="3"/>102</text:p>
          </table:table-cell>
          <table:table-cell table:style-name="ce51" table:formula="of:=ROUND([.G14]/[.B14];0)" office:value-type="float" office:value="634" calcext:value-type="float">
            <text:p><text:s text:c="3"/>634</text:p>
          </table:table-cell>
          <table:table-cell table:style-name="ce63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三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237" calcext:value-type="float">
            <text:p><text:s text:c="3"/>147,237</text:p>
          </table:table-cell>
          <table:table-cell table:style-name="ce31" office:value-type="float" office:value="7410830" calcext:value-type="float">
            <text:p><text:s text:c="3"/>7,410,830</text:p>
          </table:table-cell>
          <table:table-cell table:style-name="ce41" table:formula="of:=[.H15]+[.I15]" office:value-type="float" office:value="22880454" calcext:value-type="float">
            <text:p><text:s text:c="3"/>22,880,454</text:p>
          </table:table-cell>
          <table:table-cell table:style-name="ce31" office:value-type="float" office:value="11586742" calcext:value-type="float">
            <text:p><text:s text:c="3"/>11,586,742</text:p>
          </table:table-cell>
          <table:table-cell table:style-name="ce31" office:value-type="float" office:value="11293712" calcext:value-type="float">
            <text:p><text:s text:c="3"/>11,293,712</text:p>
          </table:table-cell>
          <table:table-cell table:style-name="ce52" table:formula="of:=ROUND([.H15]/[.I15]*100;0)" office:value-type="float" office:value="103" calcext:value-type="float">
            <text:p><text:s text:c="3"/>103</text:p>
          </table:table-cell>
          <table:table-cell table:style-name="ce52" table:formula="of:=ROUND([.G15]/[.B15];0)" office:value-type="float" office:value="632" calcext:value-type="float">
            <text:p><text:s text:c="3"/>632</text:p>
          </table:table-cell>
          <table:table-cell table:style-name="ce65" table:formula="of:=ROUND([.G15]/[.F15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四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273" calcext:value-type="float">
            <text:p><text:s text:c="3"/>147,273</text:p>
          </table:table-cell>
          <table:table-cell table:style-name="ce31" office:value-type="float" office:value="7420041" calcext:value-type="float">
            <text:p><text:s text:c="3"/>7,420,041</text:p>
          </table:table-cell>
          <table:table-cell table:style-name="ce41" table:formula="of:=[.H16]+[.I16]" office:value-type="float" office:value="22886902" calcext:value-type="float">
            <text:p><text:s text:c="3"/>22,886,902</text:p>
          </table:table-cell>
          <table:table-cell table:style-name="ce31" office:value-type="float" office:value="11588010" calcext:value-type="float">
            <text:p><text:s text:c="3"/>11,588,010</text:p>
          </table:table-cell>
          <table:table-cell table:style-name="ce31" office:value-type="float" office:value="11298892" calcext:value-type="float">
            <text:p><text:s text:c="3"/>11,298,892</text:p>
          </table:table-cell>
          <table:table-cell table:style-name="ce52" table:formula="of:=ROUND([.H16]/[.I16]*100;0)" office:value-type="float" office:value="103" calcext:value-type="float">
            <text:p><text:s text:c="3"/>103</text:p>
          </table:table-cell>
          <table:table-cell table:style-name="ce52" table:formula="of:=ROUND([.G16]/[.B16];0)" office:value-type="float" office:value="632" calcext:value-type="float">
            <text:p><text:s text:c="3"/>632</text:p>
          </table:table-cell>
          <table:table-cell table:style-name="ce65" table:formula="of:=ROUND([.G16]/[.F16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五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3" calcext:value-type="float">
            <text:p><text:s text:c="3"/>147,323</text:p>
          </table:table-cell>
          <table:table-cell table:style-name="ce31" office:value-type="float" office:value="7433196" calcext:value-type="float">
            <text:p><text:s text:c="3"/>7,433,196</text:p>
          </table:table-cell>
          <table:table-cell table:style-name="ce41" table:formula="of:=[.H17]+[.I17]" office:value-type="float" office:value="22894283" calcext:value-type="float">
            <text:p><text:s text:c="3"/>22,894,283</text:p>
          </table:table-cell>
          <table:table-cell table:style-name="ce31" office:value-type="float" office:value="11589667" calcext:value-type="float">
            <text:p><text:s text:c="3"/>11,589,667</text:p>
          </table:table-cell>
          <table:table-cell table:style-name="ce31" office:value-type="float" office:value="11304616" calcext:value-type="float">
            <text:p><text:s text:c="3"/>11,304,616</text:p>
          </table:table-cell>
          <table:table-cell table:style-name="ce52" table:formula="of:=ROUND([.H17]/[.I17]*100;0)" office:value-type="float" office:value="103" calcext:value-type="float">
            <text:p><text:s text:c="3"/>103</text:p>
          </table:table-cell>
          <table:table-cell table:style-name="ce52" table:formula="of:=ROUND([.G17]/[.B17];0)" office:value-type="float" office:value="633" calcext:value-type="float">
            <text:p><text:s text:c="3"/>633</text:p>
          </table:table-cell>
          <table:table-cell table:style-name="ce65" table:formula="of:=ROUND([.G17]/[.F17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六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6" calcext:value-type="float">
            <text:p><text:s text:c="3"/>147,326</text:p>
          </table:table-cell>
          <table:table-cell table:style-name="ce31" office:value-type="float" office:value="7445056" calcext:value-type="float">
            <text:p><text:s text:c="3"/>7,445,056</text:p>
          </table:table-cell>
          <table:table-cell table:style-name="ce41" table:formula="of:=[.H18]+[.I18]" office:value-type="float" office:value="22901897" calcext:value-type="float">
            <text:p><text:s text:c="3"/>22,901,897</text:p>
          </table:table-cell>
          <table:table-cell table:style-name="ce31" office:value-type="float" office:value="11591823" calcext:value-type="float">
            <text:p><text:s text:c="3"/>11,591,823</text:p>
          </table:table-cell>
          <table:table-cell table:style-name="ce31" office:value-type="float" office:value="11310074" calcext:value-type="float">
            <text:p><text:s text:c="3"/>11,310,074</text:p>
          </table:table-cell>
          <table:table-cell table:style-name="ce52" table:formula="of:=ROUND([.H18]/[.I18]*100;0)" office:value-type="float" office:value="102" calcext:value-type="float">
            <text:p><text:s text:c="3"/>102</text:p>
          </table:table-cell>
          <table:table-cell table:style-name="ce52" table:formula="of:=ROUND([.G18]/[.B18];0)" office:value-type="float" office:value="633" calcext:value-type="float">
            <text:p><text:s text:c="3"/>633</text:p>
          </table:table-cell>
          <table:table-cell table:style-name="ce65" table:formula="of:=ROUND([.G18]/[.F18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七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1" calcext:value-type="float">
            <text:p><text:s text:c="3"/>147,321</text:p>
          </table:table-cell>
          <table:table-cell table:style-name="ce31" office:value-type="float" office:value="7457026" calcext:value-type="float">
            <text:p><text:s text:c="3"/>7,457,026</text:p>
          </table:table-cell>
          <table:table-cell table:style-name="ce41" table:formula="of:=[.H19]+[.I19]" office:value-type="float" office:value="22911292" calcext:value-type="float">
            <text:p><text:s text:c="3"/>22,911,292</text:p>
          </table:table-cell>
          <table:table-cell table:style-name="ce31" office:value-type="float" office:value="11594232" calcext:value-type="float">
            <text:p><text:s text:c="3"/>11,594,232</text:p>
          </table:table-cell>
          <table:table-cell table:style-name="ce31" office:value-type="float" office:value="11317060" calcext:value-type="float">
            <text:p><text:s text:c="3"/>11,317,060</text:p>
          </table:table-cell>
          <table:table-cell table:style-name="ce52" table:formula="of:=ROUND([.H19]/[.I19]*100;0)" office:value-type="float" office:value="102" calcext:value-type="float">
            <text:p><text:s text:c="3"/>102</text:p>
          </table:table-cell>
          <table:table-cell table:style-name="ce52" table:formula="of:=ROUND([.G19]/[.B19];0)" office:value-type="float" office:value="633" calcext:value-type="float">
            <text:p><text:s text:c="3"/>633</text:p>
          </table:table-cell>
          <table:table-cell table:style-name="ce65" table:formula="of:=ROUND([.G19]/[.F19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69" calcext:value-type="float">
            <text:p><text:s text:c="3"/>147,369</text:p>
          </table:table-cell>
          <table:table-cell table:style-name="ce31" office:value-type="float" office:value="7472010" calcext:value-type="float">
            <text:p><text:s text:c="3"/>7,472,010</text:p>
          </table:table-cell>
          <table:table-cell table:style-name="ce41" table:formula="of:=[.H20]+[.I20]" office:value-type="float" office:value="22920250" calcext:value-type="float">
            <text:p><text:s text:c="3"/>22,920,250</text:p>
          </table:table-cell>
          <table:table-cell table:style-name="ce31" office:value-type="float" office:value="11596716" calcext:value-type="float">
            <text:p><text:s text:c="3"/>11,596,716</text:p>
          </table:table-cell>
          <table:table-cell table:style-name="ce31" office:value-type="float" office:value="11323534" calcext:value-type="float">
            <text:p><text:s text:c="3"/>11,323,534</text:p>
          </table:table-cell>
          <table:table-cell table:style-name="ce52" table:formula="of:=ROUND([.H20]/[.I20]*100;0)" office:value-type="float" office:value="102" calcext:value-type="float">
            <text:p><text:s text:c="3"/>102</text:p>
          </table:table-cell>
          <table:table-cell table:style-name="ce52" table:formula="of:=ROUND([.G20]/[.B20];0)" office:value-type="float" office:value="633" calcext:value-type="float">
            <text:p><text:s text:c="3"/>633</text:p>
          </table:table-cell>
          <table:table-cell table:style-name="ce65" table:formula="of:=ROUND([.G20]/[.F20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4" calcext:value-type="float">
            <text:p><text:s text:c="3"/>147,344</text:p>
          </table:table-cell>
          <table:table-cell table:style-name="ce31" office:value-type="float" office:value="7491916" calcext:value-type="float">
            <text:p><text:s text:c="3"/>7,491,916</text:p>
          </table:table-cell>
          <table:table-cell table:style-name="ce41" table:formula="of:=[.H21]+[.I21]" office:value-type="float" office:value="22925311" calcext:value-type="float">
            <text:p><text:s text:c="3"/>22,925,311</text:p>
          </table:table-cell>
          <table:table-cell table:style-name="ce31" office:value-type="float" office:value="11597705" calcext:value-type="float">
            <text:p><text:s text:c="3"/>11,597,705</text:p>
          </table:table-cell>
          <table:table-cell table:style-name="ce31" office:value-type="float" office:value="11327606" calcext:value-type="float">
            <text:p><text:s text:c="3"/>11,327,606</text:p>
          </table:table-cell>
          <table:table-cell table:style-name="ce52" table:formula="of:=ROUND([.H21]/[.I21]*100;0)" office:value-type="float" office:value="102" calcext:value-type="float">
            <text:p><text:s text:c="3"/>102</text:p>
          </table:table-cell>
          <table:table-cell table:style-name="ce52" table:formula="of:=ROUND([.G21]/[.B21];0)" office:value-type="float" office:value="634" calcext:value-type="float">
            <text:p><text:s text:c="3"/>634</text:p>
          </table:table-cell>
          <table:table-cell table:style-name="ce65" table:formula="of:=ROUND([.G21]/[.F21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3" calcext:value-type="float">
            <text:p><text:s text:c="3"/>147,343</text:p>
          </table:table-cell>
          <table:table-cell table:style-name="ce31" office:value-type="float" office:value="7497547" calcext:value-type="float">
            <text:p><text:s text:c="3"/>7,497,547</text:p>
          </table:table-cell>
          <table:table-cell table:style-name="ce41" table:formula="of:=[.H22]+[.I22]" office:value-type="float" office:value="22934997" calcext:value-type="float">
            <text:p><text:s text:c="3"/>22,934,997</text:p>
          </table:table-cell>
          <table:table-cell table:style-name="ce31" office:value-type="float" office:value="11600730" calcext:value-type="float">
            <text:p><text:s text:c="3"/>11,600,730</text:p>
          </table:table-cell>
          <table:table-cell table:style-name="ce31" office:value-type="float" office:value="11334267" calcext:value-type="float">
            <text:p><text:s text:c="3"/>11,334,267</text:p>
          </table:table-cell>
          <table:table-cell table:style-name="ce52" table:formula="of:=ROUND([.H22]/[.I22]*100;0)" office:value-type="float" office:value="102" calcext:value-type="float">
            <text:p><text:s text:c="3"/>102</text:p>
          </table:table-cell>
          <table:table-cell table:style-name="ce52" table:formula="of:=ROUND([.G22]/[.B22];0)" office:value-type="float" office:value="634" calcext:value-type="float">
            <text:p><text:s text:c="3"/>634</text:p>
          </table:table-cell>
          <table:table-cell table:style-name="ce65" table:formula="of:=ROUND([.G22]/[.F22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一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05074" calcext:value-type="float">
            <text:p><text:s text:c="3"/>7,505,074</text:p>
          </table:table-cell>
          <table:table-cell table:style-name="ce41" table:formula="of:=[.H23]+[.I23]" office:value-type="float" office:value="22945782" calcext:value-type="float">
            <text:p><text:s text:c="3"/>22,945,782</text:p>
          </table:table-cell>
          <table:table-cell table:style-name="ce31" office:value-type="float" office:value="11604389" calcext:value-type="float">
            <text:p><text:s text:c="3"/>11,604,389</text:p>
          </table:table-cell>
          <table:table-cell table:style-name="ce31" office:value-type="float" office:value="11341393" calcext:value-type="float">
            <text:p><text:s text:c="3"/>11,341,393</text:p>
          </table:table-cell>
          <table:table-cell table:style-name="ce52" table:formula="of:=ROUND([.H23]/[.I23]*100;0)" office:value-type="float" office:value="102" calcext:value-type="float">
            <text:p><text:s text:c="3"/>102</text:p>
          </table:table-cell>
          <table:table-cell table:style-name="ce52" table:formula="of:=ROUND([.G23]/[.B23];0)" office:value-type="float" office:value="634" calcext:value-type="float">
            <text:p><text:s text:c="3"/>634</text:p>
          </table:table-cell>
          <table:table-cell table:style-name="ce65" table:formula="of:=ROUND([.G23]/[.F23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12449" calcext:value-type="float">
            <text:p><text:s text:c="3"/>7,512,449</text:p>
          </table:table-cell>
          <table:table-cell table:style-name="ce41" table:formula="of:=[.H24]+[.I24]" office:value-type="float" office:value="22958360" calcext:value-type="float">
            <text:p><text:s text:c="3"/>22,958,360</text:p>
          </table:table-cell>
          <table:table-cell table:style-name="ce31" office:value-type="float" office:value="11608767" calcext:value-type="float">
            <text:p><text:s text:c="3"/>11,608,767</text:p>
          </table:table-cell>
          <table:table-cell table:style-name="ce31" office:value-type="float" office:value="11349593" calcext:value-type="float">
            <text:p><text:s text:c="3"/>11,349,593</text:p>
          </table:table-cell>
          <table:table-cell table:style-name="ce52" table:formula="of:=ROUND([.H24]/[.I24]*100;0)" office:value-type="float" office:value="102" calcext:value-type="float">
            <text:p><text:s text:c="3"/>102</text:p>
          </table:table-cell>
          <table:table-cell table:style-name="ce52" table:formula="of:=ROUND([.G24]/[.B24];0)" office:value-type="float" office:value="634" calcext:value-type="float">
            <text:p><text:s text:c="3"/>634</text:p>
          </table:table-cell>
          <table:table-cell table:style-name="ce65" table:formula="of:=ROUND([.G24]/[.F24];2)" office:value-type="float" office:value="3.06" calcext:value-type="float">
            <text:p><text:s text:c="3"/>3.06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5"/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18561" calcext:value-type="float">
            <text:p><text:s text:c="3"/>7,518,561</text:p>
          </table:table-cell>
          <table:table-cell table:style-name="ce42" table:formula="of:=[.H26]+[.I26]" office:value-type="float" office:value="22966459" calcext:value-type="float">
            <text:p><text:s text:c="3"/>22,966,459</text:p>
          </table:table-cell>
          <table:table-cell table:style-name="ce32" office:value-type="float" office:value="11611026" calcext:value-type="float">
            <text:p><text:s text:c="3"/>11,611,026</text:p>
          </table:table-cell>
          <table:table-cell table:style-name="ce32" office:value-type="float" office:value="11355433" calcext:value-type="float">
            <text:p><text:s text:c="3"/>11,355,433</text:p>
          </table:table-cell>
          <table:table-cell table:style-name="ce53" table:formula="of:=ROUND([.H26]/[.I26]*100;0)" office:value-type="float" office:value="102" calcext:value-type="float">
            <text:p><text:s text:c="3"/>102</text:p>
          </table:table-cell>
          <table:table-cell table:style-name="ce53" table:formula="of:=ROUND([.G26]/[.B26];0)" office:value-type="float" office:value="635" calcext:value-type="float">
            <text:p><text:s text:c="3"/>635</text:p>
          </table:table-cell>
          <table:table-cell table:style-name="ce66" table:formula="of:=ROUND([.G26]/[.F26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7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24090" calcext:value-type="float">
            <text:p><text:s text:c="3"/>7,524,090</text:p>
          </table:table-cell>
          <table:table-cell table:style-name="ce42" table:formula="of:=[.H27]+[.I27]" office:value-type="float" office:value="22973622" calcext:value-type="float">
            <text:p><text:s text:c="3"/>22,973,622</text:p>
          </table:table-cell>
          <table:table-cell table:style-name="ce32" office:value-type="float" office:value="11612755" calcext:value-type="float">
            <text:p><text:s text:c="3"/>11,612,755</text:p>
          </table:table-cell>
          <table:table-cell table:style-name="ce32" office:value-type="float" office:value="11360867" calcext:value-type="float">
            <text:p><text:s text:c="3"/>11,360,867</text:p>
          </table:table-cell>
          <table:table-cell table:style-name="ce53" table:formula="of:=ROUND([.H27]/[.I27]*100;0)" office:value-type="float" office:value="102" calcext:value-type="float">
            <text:p><text:s text:c="3"/>102</text:p>
          </table:table-cell>
          <table:table-cell table:style-name="ce53" table:formula="of:=ROUND([.G27]/[.B27];0)" office:value-type="float" office:value="635" calcext:value-type="float">
            <text:p><text:s text:c="3"/>635</text:p>
          </table:table-cell>
          <table:table-cell table:style-name="ce66" table:formula="of:=ROUND([.G27]/[.F27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5">
          <table:table-cell table:style-name="ce9" office:value-type="string" calcext:value-type="string">
            <text:p>三 <text:s text:c="2"/>月</text:p>
          </table:table-cell>
          <table:table-cell table:style-name="ce22" office:value-type="float" office:value="36189.505" calcext:value-type="float">
            <text:p><text:s text:c="3"/>36,189.505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27" calcext:value-type="float">
            <text:p><text:s text:c="3"/>7,827</text:p>
          </table:table-cell>
          <table:table-cell table:style-name="ce33" office:value-type="float" office:value="147422" calcext:value-type="float">
            <text:p><text:s text:c="3"/>147,422</text:p>
          </table:table-cell>
          <table:table-cell table:style-name="ce33" office:value-type="float" office:value="7532951" calcext:value-type="float">
            <text:p><text:s text:c="3"/>7,532,951</text:p>
          </table:table-cell>
          <table:table-cell table:style-name="ce43" table:formula="of:=[.H28]+[.I28]" office:value-type="float" office:value="22978800" calcext:value-type="float">
            <text:p><text:s text:c="3"/>22,978,800</text:p>
          </table:table-cell>
          <table:table-cell table:style-name="ce33" office:value-type="float" office:value="11613325" calcext:value-type="float">
            <text:p><text:s text:c="3"/>11,613,325</text:p>
          </table:table-cell>
          <table:table-cell table:style-name="ce33" office:value-type="float" office:value="11365475" calcext:value-type="float">
            <text:p><text:s text:c="3"/>11,365,475</text:p>
          </table:table-cell>
          <table:table-cell table:style-name="ce53" table:formula="of:=ROUND([.H28]/[.I28]*100;0)" office:value-type="float" office:value="102" calcext:value-type="float">
            <text:p><text:s text:c="3"/>102</text:p>
          </table:table-cell>
          <table:table-cell table:style-name="ce53" table:formula="of:=ROUND([.G28]/[.B28];0)" office:value-type="float" office:value="635" calcext:value-type="float">
            <text:p><text:s text:c="3"/>635</text:p>
          </table:table-cell>
          <table:table-cell table:style-name="ce66" table:formula="of:=ROUND([.G28]/[.F28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table:formula="of:=([.B28]-[.B15])/[.B15]*100" office:value-type="float" office:value="0.00406101072845549" calcext:value-type="float">
            <text:p><text:s/>0.00</text:p>
          </table:table-cell>
          <table:table-cell table:style-name="ce23" table:formula="of:=([.C28]-[.C15])/[.C15]*100" office:value-type="float" office:value="0" calcext:value-type="float">
            <text:p>－</text:p>
          </table:table-cell>
          <table:table-cell table:style-name="ce23" table:formula="of:=([.D28]-[.D15])/[.D15]*100" office:value-type="float" office:value="-0.0127746550843127" calcext:value-type="float">
            <text:p><text:s text:c="3"/>－0.01</text:p>
          </table:table-cell>
          <table:table-cell table:style-name="ce23" table:formula="of:=([.E28]-[.E15])/[.E15]*100" office:value-type="float" office:value="0.125647765167723" calcext:value-type="float">
            <text:p><text:s/>0.13</text:p>
          </table:table-cell>
          <table:table-cell table:style-name="ce23" table:formula="of:=([.F28]-[.F15])/[.F15]*100" office:value-type="float" office:value="1.64787210069587" calcext:value-type="float">
            <text:p><text:s/>1.65</text:p>
          </table:table-cell>
          <table:table-cell table:style-name="ce23" table:formula="of:=([.G28]-[.G15])/[.G15]*100" office:value-type="float" office:value="0.429825387206041" calcext:value-type="float">
            <text:p><text:s/>0.43</text:p>
          </table:table-cell>
          <table:table-cell table:style-name="ce23" table:formula="of:=([.H28]-[.H15])/[.H15]*100" office:value-type="float" office:value="0.22942601121178" calcext:value-type="float">
            <text:p><text:s/>0.23</text:p>
          </table:table-cell>
          <table:table-cell table:style-name="ce23" table:formula="of:=([.I28]-[.I15])/[.I15]*100" office:value-type="float" office:value="0.635424384825822" calcext:value-type="float">
            <text:p><text:s/>0.64</text:p>
          </table:table-cell>
          <table:table-cell table:style-name="ce23" table:formula="of:=([.J28]-[.J15])/[.J15]*100" office:value-type="float" office:value="-0.970873786407767" calcext:value-type="float">
            <text:p><text:s text:c="3"/>－0.97</text:p>
          </table:table-cell>
          <table:table-cell table:style-name="ce23" table:formula="of:=([.K28]-[.K15])/[.K15]*100" office:value-type="float" office:value="0.474683544303798" calcext:value-type="float">
            <text:p><text:s/>0.47</text:p>
          </table:table-cell>
          <table:table-cell table:style-name="ce67" table:formula="of:=([.L28]-[.L15])/[.L15]*100" office:value-type="float" office:value="-1.29449838187702" calcext:value-type="float">
            <text:p><text:s text:c="3"/>－1.29</text:p>
          </table:table-cell>
          <table:table-cell table:style-name="ce71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4" table:formula="of:=([.B28]-[.B27])/[.B27]*100" office:value-type="float" office:value="0" calcext:value-type="float">
            <text:p>－</text:p>
          </table:table-cell>
          <table:table-cell table:style-name="ce24" table:formula="of:=([.C28]-[.C27])/[.C27]*100" office:value-type="float" office:value="0" calcext:value-type="float">
            <text:p>－</text:p>
          </table:table-cell>
          <table:table-cell table:style-name="ce24" table:formula="of:=([.D28]-[.D27])/[.D27]*100" office:value-type="float" office:value="0" calcext:value-type="float">
            <text:p>－</text:p>
          </table:table-cell>
          <table:table-cell table:style-name="ce24" table:formula="of:=([.E28]-[.E27])/[.E27]*100" office:value-type="float" office:value="0.000678329410328244" calcext:value-type="float">
            <text:p><text:s/>0.00</text:p>
          </table:table-cell>
          <table:table-cell table:style-name="ce24" table:formula="of:=([.F28]-[.F27])/[.F27]*100" office:value-type="float" office:value="0.117768394583265" calcext:value-type="float">
            <text:p><text:s/>0.12</text:p>
          </table:table-cell>
          <table:table-cell table:style-name="ce24" table:formula="of:=([.G28]-[.G27])/[.G27]*100" office:value-type="float" office:value="0.0225388926482729" calcext:value-type="float">
            <text:p><text:s/>0.02</text:p>
          </table:table-cell>
          <table:table-cell table:style-name="ce24" table:formula="of:=([.H28]-[.H27])/[.H27]*100" office:value-type="float" office:value="0.00490839598355429" calcext:value-type="float">
            <text:p><text:s/>0.00</text:p>
          </table:table-cell>
          <table:table-cell table:style-name="ce24" table:formula="of:=([.I28]-[.I27])/[.I27]*100" office:value-type="float" office:value="0.0405602847036234" calcext:value-type="float">
            <text:p><text:s/>0.04</text:p>
          </table:table-cell>
          <table:table-cell table:style-name="ce24" table:formula="of:=([.J28]-[.J27])/[.J27]*100" office:value-type="float" office:value="0" calcext:value-type="float">
            <text:p>－</text:p>
          </table:table-cell>
          <table:table-cell table:style-name="ce24" table:formula="of:=([.K28]-[.K27])/[.K27]*100" office:value-type="float" office:value="0" calcext:value-type="float">
            <text:p>－</text:p>
          </table:table-cell>
          <table:table-cell table:style-name="ce68" table:formula="of:=([.L28]-[.L27])/[.L27]*100" office:value-type="float" office:value="0" calcext:value-type="float">
            <text:p>－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57" table:number-columns-spanned="2" table:number-rows-spanned="1"/>
          <table:covered-table-cell table:style-name="ce57"/>
          <table:table-cell table:number-columns-repeated="1012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12">
          <table:table-cell table:style-name="ce72" office:value-type="string" office:string-value=" 中 華 民 國 97 年 3 月 底" calcext:value-type="string" table:number-columns-spanned="12" table:number-rows-spanned="1">
            <text:p><text:s text:c="2"/>中 華 民 國 97 年 3 月 底 </text:p>
          </table:table-cell>
          <table:covered-table-cell table:number-columns-repeated="10" table:style-name="ce79"/>
          <table:covered-table-cell table:style-name="ce95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9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3" office:value-type="string" calcext:value-type="string">
            <text:p>總 <text:s text:c="6"/>計</text:p>
          </table:table-cell>
          <table:table-cell table:style-name="ce80" table:formula="of:=[.B6]+[.B31]+[.B34]+[.B35]" office:value-type="float" office:value="36189.505" calcext:value-type="float">
            <text:p><text:s text:c="3"/>36,189.5050</text:p>
          </table:table-cell>
          <table:table-cell table:style-name="ce28" table:formula="of:=[.C6]+[.C31]" office:value-type="float" office:value="368" calcext:value-type="float">
            <text:p><text:s text:c="3"/>368</text:p>
          </table:table-cell>
          <table:table-cell table:style-name="ce28" table:formula="of:=[.D6]+[.D31]" office:value-type="float" office:value="7827" calcext:value-type="float">
            <text:p><text:s text:c="3"/>7,827</text:p>
          </table:table-cell>
          <table:table-cell table:style-name="ce28" table:formula="of:=[.E6]+[.E31]" office:value-type="float" office:value="147422" calcext:value-type="float">
            <text:p><text:s text:c="3"/>147,422</text:p>
          </table:table-cell>
          <table:table-cell table:style-name="ce30" table:formula="of:=[.F6]+[.F31]" office:value-type="float" office:value="7532951" calcext:value-type="float">
            <text:p><text:s text:c="3"/>7,532,951</text:p>
          </table:table-cell>
          <table:table-cell table:style-name="ce30" table:formula="of:=[.G6]+[.G31]" office:value-type="float" office:value="22978800" calcext:value-type="float">
            <text:p><text:s text:c="3"/>22,978,800</text:p>
          </table:table-cell>
          <table:table-cell table:style-name="ce28" table:formula="of:=[.H6]+[.H31]" office:value-type="float" office:value="11613325" calcext:value-type="float">
            <text:p><text:s text:c="3"/>11,613,325</text:p>
          </table:table-cell>
          <table:table-cell table:style-name="ce37" table:formula="of:=[.I6]+[.I31]" office:value-type="float" office:value="11365475" calcext:value-type="float">
            <text:p><text:s text:c="3"/>11,365,475</text:p>
          </table:table-cell>
          <table:table-cell table:style-name="ce90" table:formula="of:=[.H5]/[.I5]*100" office:value-type="float" office:value="102.180727158346" calcext:value-type="float">
            <text:p><text:s/>102 </text:p>
          </table:table-cell>
          <table:table-cell table:style-name="ce90" table:formula="of:=[.G5]/[.B5]" office:value-type="float" office:value="634.957565736254" calcext:value-type="float">
            <text:p><text:s/>635 </text:p>
          </table:table-cell>
          <table:table-cell table:style-name="ce97" table:formula="of:=[.G5]/[.F5]" office:value-type="float" office:value="3.05043800231808" calcext:value-type="float">
            <text:p><text:s/>3.05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臺灣地區</text:p>
          </table:table-cell>
          <table:table-cell table:style-name="ce81" table:formula="of:=[.B7]+[.B29]+[.B30]" office:value-type="float" office:value="36006.1794" calcext:value-type="float">
            <text:p><text:s text:c="3"/>36,006.1794</text:p>
          </table:table-cell>
          <table:table-cell table:style-name="ce29" table:formula="of:=[.C7]+[.C29]+[.C30]" office:value-type="float" office:value="358" calcext:value-type="float">
            <text:p><text:s text:c="3"/>358</text:p>
          </table:table-cell>
          <table:table-cell table:style-name="ce29" table:formula="of:=[.D7]+[.D29]+[.D30]" office:value-type="float" office:value="7768" calcext:value-type="float">
            <text:p><text:s text:c="3"/>7,768</text:p>
          </table:table-cell>
          <table:table-cell table:style-name="ce29" table:formula="of:=[.E7]+[.E29]+[.E30]" office:value-type="float" office:value="146529" calcext:value-type="float">
            <text:p><text:s text:c="3"/>146,529</text:p>
          </table:table-cell>
          <table:table-cell table:style-name="ce38" table:formula="of:=[.F7]+[.F29]+[.F30]" office:value-type="float" office:value="7501587" calcext:value-type="float">
            <text:p><text:s text:c="3"/>7,501,587</text:p>
          </table:table-cell>
          <table:table-cell table:style-name="ce38" table:formula="of:=[.G7]+[.G29]+[.G30]" office:value-type="float" office:value="22886499" calcext:value-type="float">
            <text:p><text:s text:c="3"/>22,886,499</text:p>
          </table:table-cell>
          <table:table-cell table:style-name="ce29" table:formula="of:=[.H7]+[.H29]+[.H30]" office:value-type="float" office:value="11563647" calcext:value-type="float">
            <text:p><text:s text:c="3"/>11,563,647</text:p>
          </table:table-cell>
          <table:table-cell table:style-name="ce89" table:formula="of:=[.I7]+[.I29]+[.I30]" office:value-type="float" office:value="11322852" calcext:value-type="float">
            <text:p><text:s text:c="3"/>11,322,852</text:p>
          </table:table-cell>
          <table:table-cell table:style-name="ce90" table:formula="of:=[.H6]/[.I6]*100" office:value-type="float" office:value="102.1266285208" calcext:value-type="float">
            <text:p><text:s/>102 </text:p>
          </table:table-cell>
          <table:table-cell table:style-name="ce90" table:formula="of:=[.G6]/[.B6]" office:value-type="float" office:value="635.626977962566" calcext:value-type="float">
            <text:p><text:s/>636 </text:p>
          </table:table-cell>
          <table:table-cell table:style-name="ce97" table:formula="of:=[.G6]/[.F6]" office:value-type="float" office:value="3.05088763217703" calcext:value-type="float">
            <text:p><text:s/>3.05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1" table:formula="of:=SUM([.B8:.B28])" office:value-type="float" office:value="35580.787" calcext:value-type="float">
            <text:p><text:s text:c="3"/>35,580.7870</text:p>
          </table:table-cell>
          <table:table-cell table:style-name="ce29" table:formula="of:=SUM([.C8:.C28])" office:value-type="float" office:value="335" calcext:value-type="float">
            <text:p><text:s text:c="3"/>335</text:p>
          </table:table-cell>
          <table:table-cell table:style-name="ce29" table:formula="of:=SUM([.D8:.D28])" office:value-type="float" office:value="6860" calcext:value-type="float">
            <text:p><text:s text:c="3"/>6,860</text:p>
          </table:table-cell>
          <table:table-cell table:style-name="ce29" table:formula="of:=SUM([.E8:.E28])" office:value-type="float" office:value="128637" calcext:value-type="float">
            <text:p><text:s text:c="3"/>128,637</text:p>
          </table:table-cell>
          <table:table-cell table:style-name="ce38" table:formula="of:=SUM([.F8:.F28])" office:value-type="float" office:value="5990494" calcext:value-type="float">
            <text:p><text:s text:c="3"/>5,990,494</text:p>
          </table:table-cell>
          <table:table-cell table:style-name="ce38" table:formula="of:=SUM([.G8:.G28])" office:value-type="float" office:value="18733137" calcext:value-type="float">
            <text:p><text:s text:c="3"/>18,733,137</text:p>
          </table:table-cell>
          <table:table-cell table:style-name="ce29" table:formula="of:=SUM([.H8:.H28])" office:value-type="float" office:value="9529135" calcext:value-type="float">
            <text:p><text:s text:c="3"/>9,529,135</text:p>
          </table:table-cell>
          <table:table-cell table:style-name="ce89" table:formula="of:=SUM([.I8:.I28])" office:value-type="float" office:value="9204002" calcext:value-type="float">
            <text:p><text:s text:c="3"/>9,204,002</text:p>
          </table:table-cell>
          <table:table-cell table:style-name="ce90" table:formula="of:=[.H7]/[.I7]*100" office:value-type="float" office:value="103.532517702625" calcext:value-type="float">
            <text:p><text:s/>104 </text:p>
          </table:table-cell>
          <table:table-cell table:style-name="ce90" table:formula="of:=[.G7]/[.B7]" office:value-type="float" office:value="526.495858565467" calcext:value-type="float">
            <text:p><text:s/>526 </text:p>
          </table:table-cell>
          <table:table-cell table:style-name="ce97" table:formula="of:=[.G7]/[.F7]" office:value-type="float" office:value="3.12714393837971" calcext:value-type="float">
            <text:p><text:s/>3.13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臺北縣</text:p>
          </table:table-cell>
          <table:table-cell table:style-name="ce82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17" calcext:value-type="float">
            <text:p><text:s text:c="3"/>1,017</text:p>
          </table:table-cell>
          <table:table-cell table:style-name="ce31" office:value-type="float" office:value="21683" calcext:value-type="float">
            <text:p><text:s text:c="3"/>21,683</text:p>
          </table:table-cell>
          <table:table-cell table:style-name="ce31" office:value-type="float" office:value="1313005" calcext:value-type="float">
            <text:p><text:s text:c="3"/>1,313,005</text:p>
          </table:table-cell>
          <table:table-cell table:style-name="ce31" table:formula="of:=[.H8]+[.I8]" office:value-type="float" office:value="3804969" calcext:value-type="float">
            <text:p><text:s text:c="3"/>3,804,969</text:p>
          </table:table-cell>
          <table:table-cell table:style-name="ce31" office:value-type="float" office:value="1901791" calcext:value-type="float">
            <text:p><text:s text:c="3"/>1,901,791</text:p>
          </table:table-cell>
          <table:table-cell table:style-name="ce31" office:value-type="float" office:value="1903178" calcext:value-type="float">
            <text:p><text:s text:c="3"/>1,903,178</text:p>
          </table:table-cell>
          <table:table-cell table:style-name="ce91" table:formula="of:=[.H8]/[.I8]*100" office:value-type="float" office:value="99.9271218982145" calcext:value-type="float">
            <text:p><text:s/>100 </text:p>
          </table:table-cell>
          <table:table-cell table:style-name="ce91" table:formula="of:=[.G8]/[.B8]" office:value-type="float" office:value="1853.76143927503" calcext:value-type="float">
            <text:p><text:s/>1,854 </text:p>
          </table:table-cell>
          <table:table-cell table:style-name="ce98" table:formula="of:=[.G8]/[.F8]" office:value-type="float" office:value="2.89790899501525" calcext:value-type="float">
            <text:p><text:s/>2.9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宜蘭縣</text:p>
          </table:table-cell>
          <table:table-cell table:style-name="ce82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47380" calcext:value-type="float">
            <text:p><text:s text:c="3"/>147,380</text:p>
          </table:table-cell>
          <table:table-cell table:style-name="ce31" table:formula="of:=[.H9]+[.I9]" office:value-type="float" office:value="460656" calcext:value-type="float">
            <text:p><text:s text:c="3"/>460,656</text:p>
          </table:table-cell>
          <table:table-cell table:style-name="ce31" office:value-type="float" office:value="235908" calcext:value-type="float">
            <text:p><text:s text:c="3"/>235,908</text:p>
          </table:table-cell>
          <table:table-cell table:style-name="ce31" office:value-type="float" office:value="224748" calcext:value-type="float">
            <text:p><text:s text:c="3"/>224,748</text:p>
          </table:table-cell>
          <table:table-cell table:style-name="ce91" table:formula="of:=[.H9]/[.I9]*100" office:value-type="float" office:value="104.9655614288" calcext:value-type="float">
            <text:p><text:s/>105 </text:p>
          </table:table-cell>
          <table:table-cell table:style-name="ce91" table:formula="of:=[.G9]/[.B9]" office:value-type="float" office:value="214.895785648339" calcext:value-type="float">
            <text:p><text:s/>215 </text:p>
          </table:table-cell>
          <table:table-cell table:style-name="ce98" table:formula="of:=[.G9]/[.F9]" office:value-type="float" office:value="3.12563441443887" calcext:value-type="float">
            <text:p><text:s/>3.1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桃園縣</text:p>
          </table:table-cell>
          <table:table-cell table:style-name="ce82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3" calcext:value-type="float">
            <text:p><text:s text:c="3"/>11,073</text:p>
          </table:table-cell>
          <table:table-cell table:style-name="ce31" office:value-type="float" office:value="622330" calcext:value-type="float">
            <text:p><text:s text:c="3"/>622,330</text:p>
          </table:table-cell>
          <table:table-cell table:style-name="ce31" table:formula="of:=[.H10]+[.I10]" office:value-type="float" office:value="1940014" calcext:value-type="float">
            <text:p><text:s text:c="3"/>1,940,014</text:p>
          </table:table-cell>
          <table:table-cell table:style-name="ce31" office:value-type="float" office:value="983553" calcext:value-type="float">
            <text:p><text:s text:c="3"/>983,553</text:p>
          </table:table-cell>
          <table:table-cell table:style-name="ce31" office:value-type="float" office:value="956461" calcext:value-type="float">
            <text:p><text:s text:c="3"/>956,461</text:p>
          </table:table-cell>
          <table:table-cell table:style-name="ce91" table:formula="of:=[.H10]/[.I10]*100" office:value-type="float" office:value="102.832525319903" calcext:value-type="float">
            <text:p><text:s/>103 </text:p>
          </table:table-cell>
          <table:table-cell table:style-name="ce91" table:formula="of:=[.G10]/[.B10]" office:value-type="float" office:value="1588.93291639161" calcext:value-type="float">
            <text:p><text:s/>1,589 </text:p>
          </table:table-cell>
          <table:table-cell table:style-name="ce98" table:formula="of:=[.G10]/[.F10]" office:value-type="float" office:value="3.11733967509199" calcext:value-type="float">
            <text:p><text:s/>3.1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縣</text:p>
          </table:table-cell>
          <table:table-cell table:style-name="ce82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3019" calcext:value-type="float">
            <text:p><text:s text:c="3"/>3,019</text:p>
          </table:table-cell>
          <table:table-cell table:style-name="ce31" office:value-type="float" office:value="148395" calcext:value-type="float">
            <text:p><text:s text:c="3"/>148,395</text:p>
          </table:table-cell>
          <table:table-cell table:style-name="ce31" table:formula="of:=[.H11]+[.I11]" office:value-type="float" office:value="497245" calcext:value-type="float">
            <text:p><text:s text:c="3"/>497,245</text:p>
          </table:table-cell>
          <table:table-cell table:style-name="ce31" office:value-type="float" office:value="257181" calcext:value-type="float">
            <text:p><text:s text:c="3"/>257,181</text:p>
          </table:table-cell>
          <table:table-cell table:style-name="ce31" office:value-type="float" office:value="240064" calcext:value-type="float">
            <text:p><text:s text:c="3"/>240,064</text:p>
          </table:table-cell>
          <table:table-cell table:style-name="ce91" table:formula="of:=[.H11]/[.I11]*100" office:value-type="float" office:value="107.13018195148" calcext:value-type="float">
            <text:p><text:s/>107 </text:p>
          </table:table-cell>
          <table:table-cell table:style-name="ce91" table:formula="of:=[.G11]/[.B11]" office:value-type="float" office:value="348.323745606856" calcext:value-type="float">
            <text:p><text:s/>348 </text:p>
          </table:table-cell>
          <table:table-cell table:style-name="ce98" table:formula="of:=[.G11]/[.F11]" office:value-type="float" office:value="3.3508204454328" calcext:value-type="float">
            <text:p><text:s/>3.35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苗栗縣</text:p>
          </table:table-cell>
          <table:table-cell table:style-name="ce82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591" calcext:value-type="float">
            <text:p><text:s text:c="3"/>4,591</text:p>
          </table:table-cell>
          <table:table-cell table:style-name="ce31" office:value-type="float" office:value="163775" calcext:value-type="float">
            <text:p><text:s text:c="3"/>163,775</text:p>
          </table:table-cell>
          <table:table-cell table:style-name="ce31" table:formula="of:=[.H12]+[.I12]" office:value-type="float" office:value="560142" calcext:value-type="float">
            <text:p><text:s text:c="3"/>560,142</text:p>
          </table:table-cell>
          <table:table-cell table:style-name="ce31" office:value-type="float" office:value="292375" calcext:value-type="float">
            <text:p><text:s text:c="3"/>292,375</text:p>
          </table:table-cell>
          <table:table-cell table:style-name="ce31" office:value-type="float" office:value="267767" calcext:value-type="float">
            <text:p><text:s text:c="3"/>267,767</text:p>
          </table:table-cell>
          <table:table-cell table:style-name="ce91" table:formula="of:=[.H12]/[.I12]*100" office:value-type="float" office:value="109.190079434732" calcext:value-type="float">
            <text:p><text:s/>109 </text:p>
          </table:table-cell>
          <table:table-cell table:style-name="ce91" table:formula="of:=[.G12]/[.B12]" office:value-type="float" office:value="307.717087851118" calcext:value-type="float">
            <text:p><text:s/>308 </text:p>
          </table:table-cell>
          <table:table-cell table:style-name="ce98" table:formula="of:=[.G12]/[.F12]" office:value-type="float" office:value="3.42019233704778" calcext:value-type="float">
            <text:p><text:s/>3.4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縣</text:p>
          </table:table-cell>
          <table:table-cell table:style-name="ce82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12" calcext:value-type="float">
            <text:p><text:s text:c="3"/>7,712</text:p>
          </table:table-cell>
          <table:table-cell table:style-name="ce31" office:value-type="float" office:value="444183" calcext:value-type="float">
            <text:p><text:s text:c="3"/>444,183</text:p>
          </table:table-cell>
          <table:table-cell table:style-name="ce31" table:formula="of:=[.H13]+[.I13]" office:value-type="float" office:value="1552511" calcext:value-type="float">
            <text:p><text:s text:c="3"/>1,552,511</text:p>
          </table:table-cell>
          <table:table-cell table:style-name="ce31" office:value-type="float" office:value="789898" calcext:value-type="float">
            <text:p><text:s text:c="3"/>789,898</text:p>
          </table:table-cell>
          <table:table-cell table:style-name="ce31" office:value-type="float" office:value="762613" calcext:value-type="float">
            <text:p><text:s text:c="3"/>762,613</text:p>
          </table:table-cell>
          <table:table-cell table:style-name="ce91" table:formula="of:=[.H13]/[.I13]*100" office:value-type="float" office:value="103.577830432998" calcext:value-type="float">
            <text:p><text:s/>104 </text:p>
          </table:table-cell>
          <table:table-cell table:style-name="ce91" table:formula="of:=[.G13]/[.B13]" office:value-type="float" office:value="756.779329877992" calcext:value-type="float">
            <text:p><text:s/>757 </text:p>
          </table:table-cell>
          <table:table-cell table:style-name="ce98" table:formula="of:=[.G13]/[.F13]" office:value-type="float" office:value="3.49520580481468" calcext:value-type="float">
            <text:p><text:s/>3.5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彰化縣</text:p>
          </table:table-cell>
          <table:table-cell table:style-name="ce82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48" calcext:value-type="float">
            <text:p><text:s text:c="3"/>9,048</text:p>
          </table:table-cell>
          <table:table-cell table:style-name="ce31" office:value-type="float" office:value="349067" calcext:value-type="float">
            <text:p><text:s text:c="3"/>349,067</text:p>
          </table:table-cell>
          <table:table-cell table:style-name="ce31" table:formula="of:=[.H14]+[.I14]" office:value-type="float" office:value="1314253" calcext:value-type="float">
            <text:p><text:s text:c="3"/>1,314,253</text:p>
          </table:table-cell>
          <table:table-cell table:style-name="ce31" office:value-type="float" office:value="677457" calcext:value-type="float">
            <text:p><text:s text:c="3"/>677,457</text:p>
          </table:table-cell>
          <table:table-cell table:style-name="ce31" office:value-type="float" office:value="636796" calcext:value-type="float">
            <text:p><text:s text:c="3"/>636,796</text:p>
          </table:table-cell>
          <table:table-cell table:style-name="ce91" table:formula="of:=[.H14]/[.I14]*100" office:value-type="float" office:value="106.38524739477" calcext:value-type="float">
            <text:p><text:s/>106 </text:p>
          </table:table-cell>
          <table:table-cell table:style-name="ce91" table:formula="of:=[.G14]/[.B14]" office:value-type="float" office:value="1223.24822504924" calcext:value-type="float">
            <text:p><text:s/>1,223 </text:p>
          </table:table-cell>
          <table:table-cell table:style-name="ce98" table:formula="of:=[.G14]/[.F14]" office:value-type="float" office:value="3.76504510595387" calcext:value-type="float">
            <text:p><text:s/>3.77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南投縣</text:p>
          </table:table-cell>
          <table:table-cell table:style-name="ce82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51" calcext:value-type="float">
            <text:p><text:s text:c="3"/>4,251</text:p>
          </table:table-cell>
          <table:table-cell table:style-name="ce31" office:value-type="float" office:value="164660" calcext:value-type="float">
            <text:p><text:s text:c="3"/>164,660</text:p>
          </table:table-cell>
          <table:table-cell table:style-name="ce31" table:formula="of:=[.H15]+[.I15]" office:value-type="float" office:value="533320" calcext:value-type="float">
            <text:p><text:s text:c="3"/>533,320</text:p>
          </table:table-cell>
          <table:table-cell table:style-name="ce31" office:value-type="float" office:value="276035" calcext:value-type="float">
            <text:p><text:s text:c="3"/>276,035</text:p>
          </table:table-cell>
          <table:table-cell table:style-name="ce31" office:value-type="float" office:value="257285" calcext:value-type="float">
            <text:p><text:s text:c="3"/>257,285</text:p>
          </table:table-cell>
          <table:table-cell table:style-name="ce91" table:formula="of:=[.H15]/[.I15]*100" office:value-type="float" office:value="107.287638222205" calcext:value-type="float">
            <text:p><text:s/>107 </text:p>
          </table:table-cell>
          <table:table-cell table:style-name="ce91" table:formula="of:=[.G15]/[.B15]" office:value-type="float" office:value="129.87417799766" calcext:value-type="float">
            <text:p><text:s/>130 </text:p>
          </table:table-cell>
          <table:table-cell table:style-name="ce98" table:formula="of:=[.G15]/[.F15]" office:value-type="float" office:value="3.23891655532613" calcext:value-type="float">
            <text:p><text:s/>3.24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雲林縣</text:p>
          </table:table-cell>
          <table:table-cell table:style-name="ce82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364" calcext:value-type="float">
            <text:p><text:s text:c="3"/>6,364</text:p>
          </table:table-cell>
          <table:table-cell table:style-name="ce31" office:value-type="float" office:value="219716" calcext:value-type="float">
            <text:p><text:s text:c="3"/>219,716</text:p>
          </table:table-cell>
          <table:table-cell table:style-name="ce31" table:formula="of:=[.H16]+[.I16]" office:value-type="float" office:value="725378" calcext:value-type="float">
            <text:p><text:s text:c="3"/>725,378</text:p>
          </table:table-cell>
          <table:table-cell table:style-name="ce31" office:value-type="float" office:value="380753" calcext:value-type="float">
            <text:p><text:s text:c="3"/>380,753</text:p>
          </table:table-cell>
          <table:table-cell table:style-name="ce31" office:value-type="float" office:value="344625" calcext:value-type="float">
            <text:p><text:s text:c="3"/>344,625</text:p>
          </table:table-cell>
          <table:table-cell table:style-name="ce91" table:formula="of:=[.H16]/[.I16]*100" office:value-type="float" office:value="110.483278926369" calcext:value-type="float">
            <text:p><text:s/>110 </text:p>
          </table:table-cell>
          <table:table-cell table:style-name="ce91" table:formula="of:=[.G16]/[.B16]" office:value-type="float" office:value="561.945832480525" calcext:value-type="float">
            <text:p><text:s/>562 </text:p>
          </table:table-cell>
          <table:table-cell table:style-name="ce98" table:formula="of:=[.G16]/[.F16]" office:value-type="float" office:value="3.30143457918404" calcext:value-type="float">
            <text:p><text:s/>3.3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縣</text:p>
          </table:table-cell>
          <table:table-cell table:style-name="ce82" office:value-type="float" office:value="1901.675" calcext:value-type="float">
            <text:p><text:s text:c="3"/>1,901.675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19" calcext:value-type="float">
            <text:p><text:s text:c="3"/>5,319</text:p>
          </table:table-cell>
          <table:table-cell table:style-name="ce31" office:value-type="float" office:value="169370" calcext:value-type="float">
            <text:p><text:s text:c="3"/>169,370</text:p>
          </table:table-cell>
          <table:table-cell table:style-name="ce31" table:formula="of:=[.H17]+[.I17]" office:value-type="float" office:value="550344" calcext:value-type="float">
            <text:p><text:s text:c="3"/>550,344</text:p>
          </table:table-cell>
          <table:table-cell table:style-name="ce31" office:value-type="float" office:value="288567" calcext:value-type="float">
            <text:p><text:s text:c="3"/>288,567</text:p>
          </table:table-cell>
          <table:table-cell table:style-name="ce31" office:value-type="float" office:value="261777" calcext:value-type="float">
            <text:p><text:s text:c="3"/>261,777</text:p>
          </table:table-cell>
          <table:table-cell table:style-name="ce91" table:formula="of:=[.H17]/[.I17]*100" office:value-type="float" office:value="110.23390137407" calcext:value-type="float">
            <text:p><text:s/>110 </text:p>
          </table:table-cell>
          <table:table-cell table:style-name="ce91" table:formula="of:=[.G17]/[.B17]" office:value-type="float" office:value="289.399608240104" calcext:value-type="float">
            <text:p><text:s/>289 </text:p>
          </table:table-cell>
          <table:table-cell table:style-name="ce98" table:formula="of:=[.G17]/[.F17]" office:value-type="float" office:value="3.24935939068312" calcext:value-type="float">
            <text:p><text:s/>3.2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縣</text:p>
          </table:table-cell>
          <table:table-cell table:style-name="ce82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3" calcext:value-type="float">
            <text:p><text:s text:c="3"/>9,723</text:p>
          </table:table-cell>
          <table:table-cell table:style-name="ce31" office:value-type="float" office:value="354125" calcext:value-type="float">
            <text:p><text:s text:c="3"/>354,125</text:p>
          </table:table-cell>
          <table:table-cell table:style-name="ce31" table:formula="of:=[.H18]+[.I18]" office:value-type="float" office:value="1105000" calcext:value-type="float">
            <text:p><text:s text:c="3"/>1,105,000</text:p>
          </table:table-cell>
          <table:table-cell table:style-name="ce31" office:value-type="float" office:value="566845" calcext:value-type="float">
            <text:p><text:s text:c="3"/>566,845</text:p>
          </table:table-cell>
          <table:table-cell table:style-name="ce31" office:value-type="float" office:value="538155" calcext:value-type="float">
            <text:p><text:s text:c="3"/>538,155</text:p>
          </table:table-cell>
          <table:table-cell table:style-name="ce91" table:formula="of:=[.H18]/[.I18]*100" office:value-type="float" office:value="105.331177820516" calcext:value-type="float">
            <text:p><text:s/>105 </text:p>
          </table:table-cell>
          <table:table-cell table:style-name="ce91" table:formula="of:=[.G18]/[.B18]" office:value-type="float" office:value="548.113040254067" calcext:value-type="float">
            <text:p><text:s/>548 </text:p>
          </table:table-cell>
          <table:table-cell table:style-name="ce98" table:formula="of:=[.G18]/[.F18]" office:value-type="float" office:value="3.120367102012" calcext:value-type="float">
            <text:p><text:s/>3.1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高雄縣</text:p>
          </table:table-cell>
          <table:table-cell table:style-name="ce82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3" calcext:value-type="float">
            <text:p><text:s text:c="3"/>9,353</text:p>
          </table:table-cell>
          <table:table-cell table:style-name="ce31" office:value-type="float" office:value="415625" calcext:value-type="float">
            <text:p><text:s text:c="3"/>415,625</text:p>
          </table:table-cell>
          <table:table-cell table:style-name="ce31" table:formula="of:=[.H19]+[.I19]" office:value-type="float" office:value="1244027" calcext:value-type="float">
            <text:p><text:s text:c="3"/>1,244,027</text:p>
          </table:table-cell>
          <table:table-cell table:style-name="ce31" office:value-type="float" office:value="640364" calcext:value-type="float">
            <text:p><text:s text:c="3"/>640,364</text:p>
          </table:table-cell>
          <table:table-cell table:style-name="ce31" office:value-type="float" office:value="603663" calcext:value-type="float">
            <text:p><text:s text:c="3"/>603,663</text:p>
          </table:table-cell>
          <table:table-cell table:style-name="ce91" table:formula="of:=[.H19]/[.I19]*100" office:value-type="float" office:value="106.079716663105" calcext:value-type="float">
            <text:p><text:s/>106 </text:p>
          </table:table-cell>
          <table:table-cell table:style-name="ce91" table:formula="of:=[.G19]/[.B19]" office:value-type="float" office:value="445.460809896062" calcext:value-type="float">
            <text:p><text:s/>445 </text:p>
          </table:table-cell>
          <table:table-cell table:style-name="ce98" table:formula="of:=[.G19]/[.F19]" office:value-type="float" office:value="2.99314766917293" calcext:value-type="float">
            <text:p><text:s/>2.99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屏東縣</text:p>
          </table:table-cell>
          <table:table-cell table:style-name="ce82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78" calcext:value-type="float">
            <text:p><text:s text:c="3"/>7,478</text:p>
          </table:table-cell>
          <table:table-cell table:style-name="ce31" office:value-type="float" office:value="267370" calcext:value-type="float">
            <text:p><text:s text:c="3"/>267,370</text:p>
          </table:table-cell>
          <table:table-cell table:style-name="ce31" table:formula="of:=[.H20]+[.I20]" office:value-type="float" office:value="888504" calcext:value-type="float">
            <text:p><text:s text:c="3"/>888,504</text:p>
          </table:table-cell>
          <table:table-cell table:style-name="ce31" office:value-type="float" office:value="459195" calcext:value-type="float">
            <text:p><text:s text:c="3"/>459,195</text:p>
          </table:table-cell>
          <table:table-cell table:style-name="ce31" office:value-type="float" office:value="429309" calcext:value-type="float">
            <text:p><text:s text:c="3"/>429,309</text:p>
          </table:table-cell>
          <table:table-cell table:style-name="ce91" table:formula="of:=[.H20]/[.I20]*100" office:value-type="float" office:value="106.961419397217" calcext:value-type="float">
            <text:p><text:s/>107 </text:p>
          </table:table-cell>
          <table:table-cell table:style-name="ce91" table:formula="of:=[.G20]/[.B20]" office:value-type="float" office:value="320.11237352871" calcext:value-type="float">
            <text:p><text:s/>320 </text:p>
          </table:table-cell>
          <table:table-cell table:style-name="ce98" table:formula="of:=[.G20]/[.F20]" office:value-type="float" office:value="3.32312525713431" calcext:value-type="float">
            <text:p><text:s/>3.3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東縣</text:p>
          </table:table-cell>
          <table:table-cell table:style-name="ce82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7932" calcext:value-type="float">
            <text:p><text:s text:c="3"/>77,932</text:p>
          </table:table-cell>
          <table:table-cell table:style-name="ce31" table:formula="of:=[.H21]+[.I21]" office:value-type="float" office:value="233310" calcext:value-type="float">
            <text:p><text:s text:c="3"/>233,310</text:p>
          </table:table-cell>
          <table:table-cell table:style-name="ce31" office:value-type="float" office:value="122958" calcext:value-type="float">
            <text:p><text:s text:c="3"/>122,958</text:p>
          </table:table-cell>
          <table:table-cell table:style-name="ce31" office:value-type="float" office:value="110352" calcext:value-type="float">
            <text:p><text:s text:c="3"/>110,352</text:p>
          </table:table-cell>
          <table:table-cell table:style-name="ce91" table:formula="of:=[.H21]/[.I21]*100" office:value-type="float" office:value="111.423444976077" calcext:value-type="float">
            <text:p><text:s/>111 </text:p>
          </table:table-cell>
          <table:table-cell table:style-name="ce91" table:formula="of:=[.G21]/[.B21]" office:value-type="float" office:value="66.3707637966045" calcext:value-type="float">
            <text:p><text:s/>66 </text:p>
          </table:table-cell>
          <table:table-cell table:style-name="ce98" table:formula="of:=[.G21]/[.F21]" office:value-type="float" office:value="2.99376379407689" calcext:value-type="float">
            <text:p><text:s/>2.9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花蓮縣</text:p>
          </table:table-cell>
          <table:table-cell table:style-name="ce82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5" calcext:value-type="float">
            <text:p><text:s text:c="3"/>3,655</text:p>
          </table:table-cell>
          <table:table-cell table:style-name="ce31" office:value-type="float" office:value="117047" calcext:value-type="float">
            <text:p><text:s text:c="3"/>117,047</text:p>
          </table:table-cell>
          <table:table-cell table:style-name="ce31" table:formula="of:=[.H22]+[.I22]" office:value-type="float" office:value="343026" calcext:value-type="float">
            <text:p><text:s text:c="3"/>343,026</text:p>
          </table:table-cell>
          <table:table-cell table:style-name="ce31" office:value-type="float" office:value="178103" calcext:value-type="float">
            <text:p><text:s text:c="3"/>178,103</text:p>
          </table:table-cell>
          <table:table-cell table:style-name="ce31" office:value-type="float" office:value="164923" calcext:value-type="float">
            <text:p><text:s text:c="3"/>164,923</text:p>
          </table:table-cell>
          <table:table-cell table:style-name="ce91" table:formula="of:=[.H22]/[.I22]*100" office:value-type="float" office:value="107.991608205041" calcext:value-type="float">
            <text:p><text:s/>108 </text:p>
          </table:table-cell>
          <table:table-cell table:style-name="ce91" table:formula="of:=[.G22]/[.B22]" office:value-type="float" office:value="74.1105560130281" calcext:value-type="float">
            <text:p><text:s/>74 </text:p>
          </table:table-cell>
          <table:table-cell table:style-name="ce98" table:formula="of:=[.G22]/[.F22]" office:value-type="float" office:value="2.93066887660512" calcext:value-type="float">
            <text:p><text:s/>2.9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澎湖縣</text:p>
          </table:table-cell>
          <table:table-cell table:style-name="ce82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4" calcext:value-type="float">
            <text:p><text:s text:c="3"/>1,404</text:p>
          </table:table-cell>
          <table:table-cell table:style-name="ce31" office:value-type="float" office:value="30598" calcext:value-type="float">
            <text:p><text:s text:c="3"/>30,598</text:p>
          </table:table-cell>
          <table:table-cell table:style-name="ce31" table:formula="of:=[.H23]+[.I23]" office:value-type="float" office:value="92363" calcext:value-type="float">
            <text:p><text:s text:c="3"/>92,363</text:p>
          </table:table-cell>
          <table:table-cell table:style-name="ce31" office:value-type="float" office:value="47680" calcext:value-type="float">
            <text:p><text:s text:c="3"/>47,680</text:p>
          </table:table-cell>
          <table:table-cell table:style-name="ce31" office:value-type="float" office:value="44683" calcext:value-type="float">
            <text:p><text:s text:c="3"/>44,683</text:p>
          </table:table-cell>
          <table:table-cell table:style-name="ce91" table:formula="of:=[.H23]/[.I23]*100" office:value-type="float" office:value="106.707248841841" calcext:value-type="float">
            <text:p><text:s/>107 </text:p>
          </table:table-cell>
          <table:table-cell table:style-name="ce91" table:formula="of:=[.G23]/[.B23]" office:value-type="float" office:value="728.046783920747" calcext:value-type="float">
            <text:p><text:s/>728 </text:p>
          </table:table-cell>
          <table:table-cell table:style-name="ce98" table:formula="of:=[.G23]/[.F23]" office:value-type="float" office:value="3.0185959866658" calcext:value-type="float">
            <text:p><text:s/>3.02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基隆市</text:p>
          </table:table-cell>
          <table:table-cell table:style-name="ce82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2804" calcext:value-type="float">
            <text:p><text:s text:c="3"/>142,804</text:p>
          </table:table-cell>
          <table:table-cell table:style-name="ce31" table:formula="of:=[.H24]+[.I24]" office:value-type="float" office:value="389915" calcext:value-type="float">
            <text:p><text:s text:c="3"/>389,915</text:p>
          </table:table-cell>
          <table:table-cell table:style-name="ce31" office:value-type="float" office:value="197480" calcext:value-type="float">
            <text:p><text:s text:c="3"/>197,480</text:p>
          </table:table-cell>
          <table:table-cell table:style-name="ce31" office:value-type="float" office:value="192435" calcext:value-type="float">
            <text:p><text:s text:c="3"/>192,435</text:p>
          </table:table-cell>
          <table:table-cell table:style-name="ce91" table:formula="of:=[.H24]/[.I24]*100" office:value-type="float" office:value="102.621664458129" calcext:value-type="float">
            <text:p><text:s/>103 </text:p>
          </table:table-cell>
          <table:table-cell table:style-name="ce91" table:formula="of:=[.G24]/[.B24]" office:value-type="float" office:value="2937.01589874577" calcext:value-type="float">
            <text:p><text:s/>2,937 </text:p>
          </table:table-cell>
          <table:table-cell table:style-name="ce98" table:formula="of:=[.G24]/[.F24]" office:value-type="float" office:value="2.73042071650654" calcext:value-type="float">
            <text:p><text:s/>2.7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市</text:p>
          </table:table-cell>
          <table:table-cell table:style-name="ce82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0854" calcext:value-type="float">
            <text:p><text:s text:c="3"/>130,854</text:p>
          </table:table-cell>
          <table:table-cell table:style-name="ce31" table:formula="of:=[.H25]+[.I25]" office:value-type="float" office:value="400430" calcext:value-type="float">
            <text:p><text:s text:c="3"/>400,430</text:p>
          </table:table-cell>
          <table:table-cell table:style-name="ce31" office:value-type="float" office:value="200190" calcext:value-type="float">
            <text:p><text:s text:c="3"/>200,190</text:p>
          </table:table-cell>
          <table:table-cell table:style-name="ce31" office:value-type="float" office:value="200240" calcext:value-type="float">
            <text:p><text:s text:c="3"/>200,240</text:p>
          </table:table-cell>
          <table:table-cell table:style-name="ce91" table:formula="of:=[.H25]/[.I25]*100" office:value-type="float" office:value="99.9750299640431" calcext:value-type="float">
            <text:p><text:s/>100 </text:p>
          </table:table-cell>
          <table:table-cell table:style-name="ce91" table:formula="of:=[.G25]/[.B25]" office:value-type="float" office:value="3844.64718115534" calcext:value-type="float">
            <text:p><text:s/>3,845 </text:p>
          </table:table-cell>
          <table:table-cell table:style-name="ce98" table:formula="of:=[.G25]/[.F25]" office:value-type="float" office:value="3.06012808167882" calcext:value-type="float">
            <text:p><text:s/>3.0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市</text:p>
          </table:table-cell>
          <table:table-cell table:style-name="ce82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183" calcext:value-type="float">
            <text:p><text:s text:c="3"/>5,183</text:p>
          </table:table-cell>
          <table:table-cell table:style-name="ce31" office:value-type="float" office:value="362875" calcext:value-type="float">
            <text:p><text:s text:c="3"/>362,875</text:p>
          </table:table-cell>
          <table:table-cell table:style-name="ce31" table:formula="of:=[.H26]+[.I26]" office:value-type="float" office:value="1058529" calcext:value-type="float">
            <text:p><text:s text:c="3"/>1,058,529</text:p>
          </table:table-cell>
          <table:table-cell table:style-name="ce31" office:value-type="float" office:value="516982" calcext:value-type="float">
            <text:p><text:s text:c="3"/>516,982</text:p>
          </table:table-cell>
          <table:table-cell table:style-name="ce31" office:value-type="float" office:value="541547" calcext:value-type="float">
            <text:p><text:s text:c="3"/>541,547</text:p>
          </table:table-cell>
          <table:table-cell table:style-name="ce91" table:formula="of:=[.H26]/[.I26]*100" office:value-type="float" office:value="95.4639209523827" calcext:value-type="float">
            <text:p><text:s/>95 </text:p>
          </table:table-cell>
          <table:table-cell table:style-name="ce91" table:formula="of:=[.G26]/[.B26]" office:value-type="float" office:value="6477.13087790407" calcext:value-type="float">
            <text:p><text:s/>6,477 </text:p>
          </table:table-cell>
          <table:table-cell table:style-name="ce98" table:formula="of:=[.G26]/[.F26]" office:value-type="float" office:value="2.91706234929383" calcext:value-type="float">
            <text:p><text:s/>2.9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市</text:p>
          </table:table-cell>
          <table:table-cell table:style-name="ce82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1452" calcext:value-type="float">
            <text:p><text:s text:c="3"/>91,452</text:p>
          </table:table-cell>
          <table:table-cell table:style-name="ce31" table:formula="of:=[.H27]+[.I27]" office:value-type="float" office:value="273422" calcext:value-type="float">
            <text:p><text:s text:c="3"/>273,422</text:p>
          </table:table-cell>
          <table:table-cell table:style-name="ce31" office:value-type="float" office:value="135207" calcext:value-type="float">
            <text:p><text:s text:c="3"/>135,207</text:p>
          </table:table-cell>
          <table:table-cell table:style-name="ce31" office:value-type="float" office:value="138215" calcext:value-type="float">
            <text:p><text:s text:c="3"/>138,215</text:p>
          </table:table-cell>
          <table:table-cell table:style-name="ce91" table:formula="of:=[.H27]/[.I27]*100" office:value-type="float" office:value="97.8236804977752" calcext:value-type="float">
            <text:p><text:s/>98 </text:p>
          </table:table-cell>
          <table:table-cell table:style-name="ce91" table:formula="of:=[.G27]/[.B27]" office:value-type="float" office:value="4555.08982833991" calcext:value-type="float">
            <text:p><text:s/>4,555 </text:p>
          </table:table-cell>
          <table:table-cell table:style-name="ce98" table:formula="of:=[.G27]/[.F27]" office:value-type="float" office:value="2.98978699208328" calcext:value-type="float">
            <text:p><text:s/>2.9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市</text:p>
          </table:table-cell>
          <table:table-cell table:style-name="ce82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42" calcext:value-type="float">
            <text:p><text:s text:c="3"/>5,042</text:p>
          </table:table-cell>
          <table:table-cell table:style-name="ce31" office:value-type="float" office:value="257931" calcext:value-type="float">
            <text:p><text:s text:c="3"/>257,931</text:p>
          </table:table-cell>
          <table:table-cell table:style-name="ce31" table:formula="of:=[.H28]+[.I28]" office:value-type="float" office:value="765779" calcext:value-type="float">
            <text:p><text:s text:c="3"/>765,779</text:p>
          </table:table-cell>
          <table:table-cell table:style-name="ce31" office:value-type="float" office:value="380613" calcext:value-type="float">
            <text:p><text:s text:c="3"/>380,613</text:p>
          </table:table-cell>
          <table:table-cell table:style-name="ce31" office:value-type="float" office:value="385166" calcext:value-type="float">
            <text:p><text:s text:c="3"/>385,166</text:p>
          </table:table-cell>
          <table:table-cell table:style-name="ce91" table:formula="of:=[.H28]/[.I28]*100" office:value-type="float" office:value="98.8179122767846" calcext:value-type="float">
            <text:p><text:s/>99 </text:p>
          </table:table-cell>
          <table:table-cell table:style-name="ce91" table:formula="of:=[.G28]/[.B28]" office:value-type="float" office:value="4359.7960893982" calcext:value-type="float">
            <text:p><text:s/>4,360 </text:p>
          </table:table-cell>
          <table:table-cell table:style-name="ce98" table:formula="of:=[.G28]/[.F28]" office:value-type="float" office:value="2.9689296749906" calcext:value-type="float">
            <text:p><text:s/>2.97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486" calcext:value-type="float">
            <text:p><text:s text:c="3"/>9,486</text:p>
          </table:table-cell>
          <table:table-cell table:style-name="ce28" office:value-type="float" office:value="948331" calcext:value-type="float">
            <text:p><text:s text:c="3"/>948,331</text:p>
          </table:table-cell>
          <table:table-cell table:style-name="ce28" table:formula="of:=[.H29]+[.I29]" office:value-type="float" office:value="2631605" calcext:value-type="float">
            <text:p><text:s text:c="3"/>2,631,605</text:p>
          </table:table-cell>
          <table:table-cell table:style-name="ce28" office:value-type="float" office:value="1277650" calcext:value-type="float">
            <text:p><text:s text:c="3"/>1,277,650</text:p>
          </table:table-cell>
          <table:table-cell table:style-name="ce28" office:value-type="float" office:value="1353955" calcext:value-type="float">
            <text:p><text:s text:c="3"/>1,353,955</text:p>
          </table:table-cell>
          <table:table-cell table:style-name="ce90" table:formula="of:=[.H29]/[.I29]*100" office:value-type="float" office:value="94.3642883256829" calcext:value-type="float">
            <text:p><text:s/>94 </text:p>
          </table:table-cell>
          <table:table-cell table:style-name="ce90" table:formula="of:=[.G29]/[.B29]" office:value-type="float" office:value="9682.14828787523" calcext:value-type="float">
            <text:p><text:s/>9,682 </text:p>
          </table:table-cell>
          <table:table-cell table:style-name="ce97" table:formula="of:=[.G29]/[.F29]" office:value-type="float" office:value="2.77498573810199" calcext:value-type="float">
            <text:p><text:s/>2.77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9" calcext:value-type="float">
            <text:p><text:s text:c="3"/>459</text:p>
          </table:table-cell>
          <table:table-cell table:style-name="ce28" office:value-type="float" office:value="8406" calcext:value-type="float">
            <text:p><text:s text:c="3"/>8,406</text:p>
          </table:table-cell>
          <table:table-cell table:style-name="ce28" office:value-type="float" office:value="562762" calcext:value-type="float">
            <text:p><text:s text:c="3"/>562,762</text:p>
          </table:table-cell>
          <table:table-cell table:style-name="ce28" table:formula="of:=[.H30]+[.I30]" office:value-type="float" office:value="1521757" calcext:value-type="float">
            <text:p><text:s text:c="3"/>1,521,757</text:p>
          </table:table-cell>
          <table:table-cell table:style-name="ce28" office:value-type="float" office:value="756862" calcext:value-type="float">
            <text:p><text:s text:c="3"/>756,862</text:p>
          </table:table-cell>
          <table:table-cell table:style-name="ce28" office:value-type="float" office:value="764895" calcext:value-type="float">
            <text:p><text:s text:c="3"/>764,895</text:p>
          </table:table-cell>
          <table:table-cell table:style-name="ce90" table:formula="of:=[.H30]/[.I30]*100" office:value-type="float" office:value="98.9497904941201" calcext:value-type="float">
            <text:p><text:s/>99 </text:p>
          </table:table-cell>
          <table:table-cell table:style-name="ce90" table:formula="of:=[.G30]/[.B30]" office:value-type="float" office:value="9907.74301122384" calcext:value-type="float">
            <text:p><text:s/>9,908 </text:p>
          </table:table-cell>
          <table:table-cell table:style-name="ce97" table:formula="of:=[.G30]/[.F30]" office:value-type="float" office:value="2.70408627448193" calcext:value-type="float">
            <text:p><text:s/>2.70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893" calcext:value-type="float">
            <text:p><text:s text:c="3"/>893</text:p>
          </table:table-cell>
          <table:table-cell table:style-name="ce28" office:value-type="float" office:value="31364" calcext:value-type="float">
            <text:p><text:s text:c="3"/>31,364</text:p>
          </table:table-cell>
          <table:table-cell table:style-name="ce28" table:formula="of:=[.H31]+[.I31]" office:value-type="float" office:value="92301" calcext:value-type="float">
            <text:p><text:s text:c="3"/>92,301</text:p>
          </table:table-cell>
          <table:table-cell table:style-name="ce28" office:value-type="float" office:value="49678" calcext:value-type="float">
            <text:p><text:s text:c="3"/>49,678</text:p>
          </table:table-cell>
          <table:table-cell table:style-name="ce28" office:value-type="float" office:value="42623" calcext:value-type="float">
            <text:p><text:s text:c="3"/>42,623</text:p>
          </table:table-cell>
          <table:table-cell table:style-name="ce90" table:formula="of:=[.H31]/[.I31]*100" office:value-type="float" office:value="116.552096286043" calcext:value-type="float">
            <text:p><text:s/>117 </text:p>
          </table:table-cell>
          <table:table-cell table:style-name="ce90" table:formula="of:=[.G31]/[.B31]" office:value-type="float" office:value="511.487564835749" calcext:value-type="float">
            <text:p><text:s/>511 </text:p>
          </table:table-cell>
          <table:table-cell table:style-name="ce97" table:formula="of:=[.G31]/[.F31]" office:value-type="float" office:value="2.94289631424563" calcext:value-type="float">
            <text:p><text:s/>2.94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金門縣</text:p>
          </table:table-cell>
          <table:table-cell table:style-name="ce82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56" calcext:value-type="float">
            <text:p><text:s text:c="3"/>756</text:p>
          </table:table-cell>
          <table:table-cell table:style-name="ce31" office:value-type="float" office:value="29433" calcext:value-type="float">
            <text:p><text:s text:c="3"/>29,433</text:p>
          </table:table-cell>
          <table:table-cell table:style-name="ce31" table:formula="of:=[.H32]+[.I32]" office:value-type="float" office:value="82323" calcext:value-type="float">
            <text:p><text:s text:c="3"/>82,323</text:p>
          </table:table-cell>
          <table:table-cell table:style-name="ce31" office:value-type="float" office:value="43846" calcext:value-type="float">
            <text:p><text:s text:c="3"/>43,846</text:p>
          </table:table-cell>
          <table:table-cell table:style-name="ce31" office:value-type="float" office:value="38477" calcext:value-type="float">
            <text:p><text:s text:c="3"/>38,477</text:p>
          </table:table-cell>
          <table:table-cell table:style-name="ce91" table:formula="of:=[.H32]/[.I32]*100" office:value-type="float" office:value="113.953790576188" calcext:value-type="float">
            <text:p><text:s/>114 </text:p>
          </table:table-cell>
          <table:table-cell table:style-name="ce91" table:formula="of:=[.G32]/[.B32]" office:value-type="float" office:value="542.827187846178" calcext:value-type="float">
            <text:p><text:s/>543 </text:p>
          </table:table-cell>
          <table:table-cell table:style-name="ce98" table:formula="of:=[.G32]/[.F32]" office:value-type="float" office:value="2.79696259300785" calcext:value-type="float">
            <text:p><text:s/>2.80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連江縣</text:p>
          </table:table-cell>
          <table:table-cell table:style-name="ce82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1931" calcext:value-type="float">
            <text:p><text:s text:c="3"/>1,931</text:p>
          </table:table-cell>
          <table:table-cell table:style-name="ce31" table:formula="of:=[.H33]+[.I33]" office:value-type="float" office:value="9978" calcext:value-type="float">
            <text:p><text:s text:c="3"/>9,978</text:p>
          </table:table-cell>
          <table:table-cell table:style-name="ce31" office:value-type="float" office:value="5832" calcext:value-type="float">
            <text:p><text:s text:c="3"/>5,832</text:p>
          </table:table-cell>
          <table:table-cell table:style-name="ce31" office:value-type="float" office:value="4146" calcext:value-type="float">
            <text:p><text:s text:c="3"/>4,146</text:p>
          </table:table-cell>
          <table:table-cell table:style-name="ce92" table:formula="of:=[.H33]/[.I33]*100" office:value-type="float" office:value="140.665701881331" calcext:value-type="float">
            <text:p><text:s/>141 </text:p>
          </table:table-cell>
          <table:table-cell table:style-name="ce91" table:formula="of:=[.G33]/[.B33]" office:value-type="float" office:value="346.458333333333" calcext:value-type="float">
            <text:p><text:s/>346 </text:p>
          </table:table-cell>
          <table:table-cell table:style-name="ce98" table:formula="of:=[.G33]/[.F33]" office:value-type="float" office:value="5.16727084412222" calcext:value-type="float">
            <text:p><text:s/>5.17 </text:p>
          </table:table-cell>
          <table:table-cell table:number-columns-repeated="1012"/>
        </table:table-row>
        <table:table-row table:style-name="ro7">
          <table:table-cell table:style-name="ce76" office:value-type="string" calcext:value-type="string">
            <text:p>東沙群島</text:p>
          </table:table-cell>
          <table:table-cell table:style-name="ce83" office:value-type="float" office:value="2.38" calcext:value-type="float">
            <text:p><text:s text:c="3"/>2.3800</text:p>
          </table:table-cell>
          <table:table-cell table:style-name="ce85" office:value-type="float" office:value="0" calcext:value-type="float">
            <text:p>— </text:p>
          </table:table-cell>
          <table:table-cell table:number-columns-repeated="8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南沙群島</text:p>
          </table:table-cell>
          <table:table-cell table:style-name="ce83" office:value-type="float" office:value="0.4896" calcext:value-type="float">
            <text:p><text:s text:c="3"/>0.4896</text:p>
          </table:table-cell>
          <table:table-cell table:number-columns-repeated="9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7"/>
          <table:table-cell table:style-name="ce84"/>
          <table:table-cell table:style-name="ce87" table:number-columns-repeated="7"/>
          <table:table-cell table:style-name="ce93" table:number-columns-repeated="2"/>
          <table:table-cell table:style-name="ce100"/>
          <table:table-cell table:style-name="ce101" table:number-columns-repeated="244"/>
          <table:table-cell table:style-name="ce103" table:number-columns-repeated="768"/>
        </table:table-row>
        <table:table-row table:style-name="ro13">
          <table:table-cell table:style-name="ce78" office:value-type="string" calcext:value-type="string">
            <text:p>說明：<text:span text:style-name="T7">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9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7</text:span><text:span text:style-name="T10">年</text:span><text:span text:style-name="T9">4</text:span><text:span text:style-name="T10">月</text:span><text:span text:style-name="T9">8</text:span><text:span text:style-name="T10">日編製</text:span></text:p>
          </table:table-cell>
          <table:covered-table-cell table:number-columns-repeated="2" table:style-name="ce57"/>
          <table:table-cell table:style-name="ce102"/>
          <table:table-cell table:style-name="ce101" table:number-columns-repeated="1011"/>
        </table:table-row>
        <table:table-row table:style-name="ro10">
          <table:table-cell table:style-name="ce78" office:value-type="string" calcext:value-type="string">
            <text:p>　 　  原金門縣烏坵鄉面積，因重測由<text:span text:style-name="T1">2.6平方公里修正為1.2平方公里。</text:span></text:p>
          </table:table-cell>
          <table:table-cell table:number-columns-repeated="1023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7"/>
          <table:table-cell table:style-name="ce8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8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4-08T11:48:26</meta:creation-date>
    <dc:creator>MOI</dc:creator>
    <dc:date>2008-04-08T11:49:04</dc:date>
    <meta:document-statistic meta:table-count="2" meta:cell-count="717" meta:object-count="0"/>
    <meta:generator>LibreOffice/5.0.5.2$Windows_x86 LibreOffice_project/55b006a02d247b5f7215fc6ea0fde844b30035b3</meta:generator>
  </office:meta>
</office:document-meta>
</file>